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193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0.661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0.78cm"/>
    </style:style>
    <style:style style:name="gr1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46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9.229cm" fo:min-width="0cm" fo:padding-top="0.151cm" fo:padding-bottom="0.151cm" fo:padding-left="0.276cm" fo:padding-right="0.276cm"/>
    </style:style>
    <style:style style:name="gr3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311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664cm" fo:min-width="0cm" fo:padding-top="0.151cm" fo:padding-bottom="0.151cm" fo:padding-left="0.276cm" fo:padding-right="0.276cm"/>
    </style:style>
    <style:style style:name="gr4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876cm" fo:min-width="0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99cm" fo:min-width="0cm" fo:padding-top="0.151cm" fo:padding-bottom="0.151cm" fo:padding-left="0.276cm" fo:padding-right="0.276cm"/>
    </style:style>
    <style:style style:name="gr5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0000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439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415cm" fo:min-width="0cm" fo:padding-top="0.151cm" fo:padding-bottom="0.151cm" fo:padding-left="0.276cm" fo:padding-right="0.276cm"/>
    </style:style>
    <style:style style:name="gr6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7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2.255cm" fo:min-width="0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668cm" fo:min-width="0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6cm"/>
    </style:style>
    <style:style style:name="gr74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68cm"/>
    </style:style>
    <style:style style:name="P1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solid"/>
      <style:paragraph-properties fo:text-align="center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397cm" svg:x="4.166cm" svg:y="1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397cm" svg:x="7.49cm" svg:y="1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1.397cm" svg:x="9.145cm" svg:y="1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1cm" svg:height="1.397cm" svg:x="10.821cm" svg:y="1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51cm" svg:height="1.397cm" svg:x="12.497cm" svg:y="1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51cm" svg:height="1.397cm" svg:x="14.174cm" svg:y="1.3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51cm" svg:height="1.397cm" svg:x="5.843cm" svg:y="1.3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51cm" svg:height="1.397cm" svg:x="15.85cm" svg:y="1.3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635cm" svg:height="1.577cm" draw:transform="rotate (-1.5707963267949) translate (5.826cm 2.9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3" draw:layer="layout" svg:width="0.635cm" svg:height="11.565cm" draw:transform="rotate (-1.5707963267949) translate (17.518cm 2.9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2.667cm" svg:height="1.143cm" svg:x="3.718cm" svg:y="3.779cm">
          <draw:text-box>
            <text:p><text:span text:style-name="T1">Sor</text:span><text:span text:style-name="T1">ted</text:span></text:p>
          </draw:text-box>
        </draw:frame>
        <draw:frame draw:style-name="gr12" draw:text-style-name="P4" draw:layer="layout" svg:width="3.364cm" svg:height="1.03cm" svg:x="10.092cm" svg:y="3.78cm">
          <draw:text-box>
            <text:p><text:span text:style-name="T1">Uns</text:span><text:span text:style-name="T1">orte</text:span><text:span text:style-name="T1">d</text:span></text:p>
          </draw:text-box>
        </draw:frame>
        <draw:custom-shape draw:style-name="gr13" draw:text-style-name="P1" xml:id="id2" draw:id="id2" draw:layer="layout" svg:width="1.651cm" svg:height="1.397cm" svg:x="4.18cm" svg:y="6.8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651cm" svg:height="1.397cm" svg:x="7.504cm" svg:y="6.8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51cm" svg:height="1.397cm" svg:x="9.159cm" svg:y="6.8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51cm" svg:height="1.397cm" svg:x="10.835cm" svg:y="6.8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651cm" svg:height="1.397cm" svg:x="12.511cm" svg:y="6.8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651cm" svg:height="1.397cm" svg:x="14.188cm" svg:y="6.8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" draw:id="id1" draw:layer="layout" svg:width="1.651cm" svg:height="1.397cm" svg:x="5.857cm" svg:y="6.8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651cm" svg:height="1.397cm" svg:x="15.864cm" svg:y="6.8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635cm" svg:height="1.577cm" draw:transform="rotate (-1.5707963267949) translate (5.84cm 8.4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3" draw:layer="layout" svg:width="0.635cm" svg:height="11.565cm" draw:transform="rotate (-1.5707963267949) translate (17.532cm 8.4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2.667cm" svg:height="1.143cm" svg:x="3.732cm" svg:y="9.265cm">
          <draw:text-box>
            <text:p><text:span text:style-name="T1">Sor</text:span><text:span text:style-name="T1">ted</text:span></text:p>
          </draw:text-box>
        </draw:frame>
        <draw:frame draw:style-name="gr12" draw:text-style-name="P4" draw:layer="layout" svg:width="3.364cm" svg:height="1.03cm" svg:x="10.106cm" svg:y="9.266cm">
          <draw:text-box>
            <text:p><text:span text:style-name="T1">Uns</text:span><text:span text:style-name="T1">orte</text:span><text:span text:style-name="T1">d</text:span></text:p>
          </draw:text-box>
        </draw:frame>
        <draw:connector draw:style-name="gr21" draw:text-style-name="P5" draw:layer="layout" draw:type="curve" svg:x1="6.682cm" svg:y1="6.804cm" svg:x2="5.005cm" svg:y2="6.804cm" draw:start-shape="id1" draw:start-glue-point="0" draw:end-shape="id2" draw:end-glue-point="0" svg:d="M6682 6804c0-792-1677-792-1677 0" svg:viewBox="0 0 1678 595">
          <text:p/>
        </draw:connector>
        <draw:custom-shape draw:style-name="gr22" draw:text-style-name="P1" draw:layer="layout" svg:width="1.651cm" svg:height="1.397cm" svg:x="4.18cm" svg:y="11.3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51cm" svg:height="1.397cm" svg:x="7.504cm" svg:y="11.3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651cm" svg:height="1.397cm" svg:x="9.159cm" svg:y="11.3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651cm" svg:height="1.397cm" svg:x="10.835cm" svg:y="11.3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51cm" svg:height="1.397cm" svg:x="12.511cm" svg:y="11.3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51cm" svg:height="1.397cm" svg:x="14.188cm" svg:y="11.3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651cm" svg:height="1.397cm" svg:x="5.857cm" svg:y="11.3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651cm" svg:height="1.397cm" svg:x="15.864cm" svg:y="11.3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635cm" svg:height="3.214cm" draw:transform="rotate (-1.5707963267949) translate (7.477cm 12.9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3" draw:layer="layout" svg:width="0.635cm" svg:height="10.055cm" draw:transform="rotate (-1.5707963267949) translate (17.532cm 12.9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2.667cm" svg:height="1.143cm" svg:x="4.632cm" svg:y="13.765cm">
          <draw:text-box>
            <text:p><text:span text:style-name="T1">Sor</text:span><text:span text:style-name="T1">ted</text:span></text:p>
          </draw:text-box>
        </draw:frame>
        <draw:frame draw:style-name="gr12" draw:text-style-name="P4" draw:layer="layout" svg:width="3.364cm" svg:height="1.03cm" svg:x="11.006cm" svg:y="13.766cm">
          <draw:text-box>
            <text:p><text:span text:style-name="T1">Uns</text:span><text:span text:style-name="T1">orte</text:span><text:span text:style-name="T1">d</text:span></text:p>
          </draw:text-box>
        </draw:frame>
        <draw:custom-shape draw:style-name="gr32" draw:text-style-name="P1" draw:layer="layout" svg:width="1.651cm" svg:height="1.397cm" svg:x="4.18cm" svg:y="16.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651cm" svg:height="1.397cm" svg:x="7.504cm" svg:y="16.2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651cm" svg:height="1.397cm" svg:x="9.159cm" svg:y="16.2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651cm" svg:height="1.397cm" svg:x="10.835cm" svg:y="16.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651cm" svg:height="1.397cm" svg:x="12.511cm" svg:y="16.2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651cm" svg:height="1.397cm" svg:x="14.188cm" svg:y="16.2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651cm" svg:height="1.397cm" svg:x="5.857cm" svg:y="16.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651cm" svg:height="1.397cm" svg:x="15.864cm" svg:y="16.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635cm" svg:height="4.865cm" draw:transform="rotate (-1.5707963267949) translate (9.128cm 17.9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3" draw:layer="layout" svg:width="0.635cm" svg:height="8.404cm" draw:transform="rotate (-1.5707963267949) translate (17.532cm 17.9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2.667cm" svg:height="1.143cm" svg:x="5.332cm" svg:y="18.751cm">
          <draw:text-box>
            <text:p><text:span text:style-name="T1">Sor</text:span><text:span text:style-name="T1">ted</text:span></text:p>
          </draw:text-box>
        </draw:frame>
        <draw:frame draw:style-name="gr12" draw:text-style-name="P4" draw:layer="layout" svg:width="3.364cm" svg:height="1.03cm" svg:x="11.706cm" svg:y="18.752cm">
          <draw:text-box>
            <text:p><text:span text:style-name="T1">Uns</text:span><text:span text:style-name="T1">orte</text:span><text:span text:style-name="T1">d</text:span></text:p>
          </draw:text-box>
        </draw:frame>
        <draw:custom-shape draw:style-name="gr42" draw:text-style-name="P1" draw:layer="layout" svg:width="1.651cm" svg:height="1.397cm" svg:x="4.18cm" svg:y="21.2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51cm" svg:height="1.397cm" svg:x="7.504cm" svg:y="21.27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651cm" svg:height="1.397cm" svg:x="9.159cm" svg:y="21.27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651cm" svg:height="1.397cm" svg:x="10.835cm" svg:y="21.27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1.651cm" svg:height="1.397cm" svg:x="12.511cm" svg:y="21.27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1.651cm" svg:height="1.397cm" svg:x="14.188cm" svg:y="21.2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651cm" svg:height="1.397cm" svg:x="5.857cm" svg:y="21.2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651cm" svg:height="1.397cm" svg:x="15.864cm" svg:y="21.27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0.635cm" svg:height="6.516cm" draw:transform="rotate (-1.5707963267949) translate (10.779cm 22.90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3" draw:layer="layout" svg:width="0.635cm" svg:height="6.753cm" draw:transform="rotate (-1.5707963267949) translate (17.532cm 22.909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2.667cm" svg:height="1.143cm" svg:x="6.232cm" svg:y="23.737cm">
          <draw:text-box>
            <text:p><text:span text:style-name="T1">Sor</text:span><text:span text:style-name="T1">ted</text:span></text:p>
          </draw:text-box>
        </draw:frame>
        <draw:frame draw:style-name="gr12" draw:text-style-name="P4" draw:layer="layout" svg:width="3.364cm" svg:height="1.03cm" svg:x="12.606cm" svg:y="23.738cm">
          <draw:text-box>
            <text:p><text:span text:style-name="T1">Uns</text:span><text:span text:style-name="T1">orte</text:span><text:span text:style-name="T1">d</text:span></text:p>
          </draw:text-box>
        </draw:frame>
      </draw:page>
      <draw:page draw:name="page2" draw:style-name="dp1" draw:master-page-name="Default">
        <draw:custom-shape draw:style-name="gr52" draw:text-style-name="P1" draw:layer="layout" svg:width="1.651cm" svg:height="1.397cm" svg:x="4.18cm" svg:y="1.26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651cm" svg:height="1.397cm" svg:x="7.504cm" svg:y="1.2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.651cm" svg:height="1.397cm" svg:x="9.159cm" svg:y="1.2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.651cm" svg:height="1.397cm" svg:x="10.835cm" svg:y="1.2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651cm" svg:height="1.397cm" svg:x="12.511cm" svg:y="1.26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651cm" svg:height="1.397cm" svg:x="14.188cm" svg:y="1.26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651cm" svg:height="1.397cm" svg:x="5.857cm" svg:y="1.2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651cm" svg:height="1.397cm" svg:x="15.864cm" svg:y="1.26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635cm" svg:height="8.167cm" draw:transform="rotate (-1.5707963267949) translate (12.43cm 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1" draw:text-style-name="P3" draw:layer="layout" svg:width="0.635cm" svg:height="4.975cm" draw:transform="rotate (-1.5707963267949) translate (17.532cm 2.895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2.667cm" svg:height="1.143cm" svg:x="7.132cm" svg:y="3.723cm">
          <draw:text-box>
            <text:p><text:span text:style-name="T1">Sor</text:span><text:span text:style-name="T1">ted</text:span></text:p>
          </draw:text-box>
        </draw:frame>
        <draw:frame draw:style-name="gr12" draw:text-style-name="P4" draw:layer="layout" svg:width="3.364cm" svg:height="1.03cm" svg:x="13.506cm" svg:y="3.724cm">
          <draw:text-box>
            <text:p><text:span text:style-name="T1">Un</text:span><text:span text:style-name="T1">sor</text:span><text:span text:style-name="T1">ted</text:span></text:p>
          </draw:text-box>
        </draw:frame>
        <draw:custom-shape draw:style-name="gr62" draw:text-style-name="P1" draw:layer="layout" svg:width="1.651cm" svg:height="1.397cm" svg:x="4.18cm" svg:y="6.24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.651cm" svg:height="1.397cm" svg:x="7.504cm" svg:y="6.24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651cm" svg:height="1.397cm" svg:x="9.159cm" svg:y="6.24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651cm" svg:height="1.397cm" svg:x="10.835cm" svg:y="6.24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.651cm" svg:height="1.397cm" svg:x="12.511cm" svg:y="6.24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.651cm" svg:height="1.397cm" svg:x="14.188cm" svg:y="6.24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.651cm" svg:height="1.397cm" svg:x="5.857cm" svg:y="6.24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651cm" svg:height="1.397cm" svg:x="15.864cm" svg:y="6.24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0.635cm" svg:height="13.247cm" draw:transform="rotate (-1.5707963267949) translate (17.51cm 7.8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1" draw:text-style-name="P3" draw:layer="layout" svg:width="0.635cm" svg:height="1.022cm" draw:transform="rotate (-1.5707963267949) translate (18.532cm 7.88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2.667cm" svg:height="1.143cm" svg:x="9.532cm" svg:y="8.709cm">
          <draw:text-box>
            <text:p><text:span text:style-name="T1">Sor</text:span><text:span text:style-name="T1">ted</text:span></text:p>
          </draw:text-box>
        </draw:frame>
        <draw:frame draw:style-name="gr12" draw:text-style-name="P4" draw:layer="layout" svg:width="3.364cm" svg:height="1.03cm" svg:x="16.406cm" svg:y="8.71cm">
          <draw:text-box>
            <text:p><text:span text:style-name="T1">Un</text:span><text:span text:style-name="T1">sor</text:span><text:span text:style-name="T1">ted</text:span></text:p>
          </draw:text-box>
        </draw:frame>
        <draw:custom-shape draw:style-name="gr72" draw:text-style-name="P7" draw:layer="layout" svg:width="1.651cm" svg:height="1.397cm" svg:x="4.211cm" svg:y="11.68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35cm" svg:y="11.68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19cm" svg:y="11.68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66cm" svg:y="11.68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42cm" svg:y="11.683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19cm" svg:y="11.68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88cm" svg:y="11.68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95cm" svg:y="11.683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3" draw:id="id3" draw:layer="layout" svg:width="1.916cm" svg:height="0.962cm" svg:x="4.087cm" svg:y="9.845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5.045cm" svg:y1="10.807cm" svg:x2="5.045cm" svg:y2="11.725cm" draw:start-shape="id3" draw:start-glue-point="2" svg:d="M5045 10807v918" svg:viewBox="0 0 1 919">
          <text:p/>
        </draw:connector>
        <draw:custom-shape draw:style-name="gr72" draw:text-style-name="P7" draw:layer="layout" svg:width="1.651cm" svg:height="1.397cm" svg:x="4.225cm" svg:y="15.697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5.69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5.697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5.697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5.697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5.697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5.69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5.697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4" draw:id="id4" draw:layer="layout" svg:width="1.916cm" svg:height="0.962cm" svg:x="5.801cm" svg:y="13.859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6.759cm" svg:y1="14.821cm" svg:x2="6.759cm" svg:y2="15.739cm" draw:start-shape="id4" draw:start-glue-point="2" svg:d="M6759 14821v918" svg:viewBox="0 0 1 919">
          <text:p/>
        </draw:connector>
        <draw:custom-shape draw:style-name="gr72" draw:text-style-name="P7" draw:layer="layout" svg:width="1.651cm" svg:height="1.397cm" svg:x="4.225cm" svg:y="19.71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9.71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9.71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9.711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9.71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9.71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9.71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9.711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5" draw:id="id5" draw:layer="layout" svg:width="1.916cm" svg:height="0.962cm" svg:x="5.801cm" svg:y="17.873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6.759cm" svg:y1="18.835cm" svg:x2="6.759cm" svg:y2="19.753cm" draw:start-shape="id5" draw:start-glue-point="2" svg:d="M6759 18835v918" svg:viewBox="0 0 1 919">
          <text:p/>
        </draw:connector>
        <draw:custom-shape draw:style-name="gr72" draw:text-style-name="P7" draw:layer="layout" svg:width="1.651cm" svg:height="1.397cm" svg:x="4.225cm" svg:y="23.725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23.725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23.725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23.725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23.725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23.725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23.725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23.725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6" draw:id="id6" draw:layer="layout" svg:width="1.916cm" svg:height="0.962cm" svg:x="5.801cm" svg:y="21.887cm">
          <draw:text-box>
            <text:p><text:span text:style-name="T2">c</text:span><text:span text:style-name="T2">u</text:span><text:span text:style-name="T2">r</text:span><text:span text:style-name="T2">r</text:span></text:p>
          </draw:text-box>
        </draw:frame>
        <draw:connector draw:style-name="gr74" draw:text-style-name="P9" draw:layer="layout" draw:type="line" svg:x1="6.759cm" svg:y1="22.849cm" svg:x2="6.759cm" svg:y2="23.767cm" draw:start-shape="id6" draw:start-glue-point="2" svg:d="M6759 22849v918" svg:viewBox="0 0 1 919">
          <text:p/>
        </draw:connector>
      </draw:page>
      <draw:page draw:name="page3" draw:style-name="dp1" draw:master-page-name="Default">
        <draw:custom-shape draw:style-name="gr72" draw:text-style-name="P7" draw:layer="layout" svg:width="1.651cm" svg:height="1.397cm" svg:x="4.225cm" svg:y="2.73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2.73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2.73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2.739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2.739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2.739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2.73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2.739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7" draw:id="id7" draw:layer="layout" svg:width="1.916cm" svg:height="0.962cm" svg:x="7.501cm" svg:y="0.901cm">
          <draw:text-box>
            <text:p><text:span text:style-name="T2">curr</text:span></text:p>
          </draw:text-box>
        </draw:frame>
        <draw:connector draw:style-name="gr74" draw:text-style-name="P9" draw:layer="layout" draw:type="line" svg:x1="8.459cm" svg:y1="1.863cm" svg:x2="8.459cm" svg:y2="2.781cm" draw:start-shape="id7" draw:start-glue-point="2" svg:d="M8459 1863v918" svg:viewBox="0 0 1 919">
          <text:p/>
        </draw:connector>
        <draw:custom-shape draw:style-name="gr72" draw:text-style-name="P7" draw:layer="layout" svg:width="1.651cm" svg:height="1.397cm" svg:x="4.225cm" svg:y="6.75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6.75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6.75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6.75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6.753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6.75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6.75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6.753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8" draw:id="id8" draw:layer="layout" svg:width="1.916cm" svg:height="0.962cm" svg:x="7.501cm" svg:y="4.915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8.459cm" svg:y1="5.877cm" svg:x2="8.459cm" svg:y2="6.795cm" draw:start-shape="id8" draw:start-glue-point="2" svg:d="M8459 5877v918" svg:viewBox="0 0 1 919">
          <text:p/>
        </draw:connector>
        <draw:custom-shape draw:style-name="gr72" draw:text-style-name="P7" draw:layer="layout" svg:width="1.651cm" svg:height="1.397cm" svg:x="4.225cm" svg:y="10.76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0.767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0.767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0.767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0.767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0.767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0.76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0.767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9" draw:id="id9" draw:layer="layout" svg:width="1.916cm" svg:height="0.962cm" svg:x="9.101cm" svg:y="8.929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10.059cm" svg:y1="9.891cm" svg:x2="10.059cm" svg:y2="10.809cm" draw:start-shape="id9" draw:start-glue-point="2" svg:d="M10059 9891v918" svg:viewBox="0 0 1 919">
          <text:p/>
        </draw:connector>
        <draw:custom-shape draw:style-name="gr72" draw:text-style-name="P7" draw:layer="layout" svg:width="1.651cm" svg:height="1.397cm" svg:x="4.225cm" svg:y="14.78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4.78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4.78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4.781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4.78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4.78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4.78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4.781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0" draw:id="id10" draw:layer="layout" svg:width="1.916cm" svg:height="0.962cm" svg:x="9.101cm" svg:y="12.943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10.059cm" svg:y1="13.905cm" svg:x2="10.059cm" svg:y2="14.823cm" draw:start-shape="id10" draw:start-glue-point="2" svg:d="M10059 13905v918" svg:viewBox="0 0 1 919">
          <text:p/>
        </draw:connector>
        <draw:custom-shape draw:style-name="gr72" draw:text-style-name="P7" draw:layer="layout" svg:width="1.651cm" svg:height="1.397cm" svg:x="4.225cm" svg:y="18.795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8.795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8.795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8.795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8.795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8.795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8.795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8.795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1" draw:id="id11" draw:layer="layout" svg:width="1.916cm" svg:height="0.962cm" svg:x="10.801cm" svg:y="16.957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11.759cm" svg:y1="17.919cm" svg:x2="11.759cm" svg:y2="18.837cm" draw:start-shape="id11" draw:start-glue-point="2" svg:d="M11759 17919v918" svg:viewBox="0 0 1 919">
          <text:p/>
        </draw:connector>
        <draw:custom-shape draw:style-name="gr72" draw:text-style-name="P7" draw:layer="layout" svg:width="1.651cm" svg:height="1.397cm" svg:x="4.225cm" svg:y="22.809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22.80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22.80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22.80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22.809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22.809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22.80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22.809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2" draw:id="id12" draw:layer="layout" svg:width="1.916cm" svg:height="0.962cm" svg:x="10.801cm" svg:y="20.971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11.759cm" svg:y1="21.933cm" svg:x2="11.759cm" svg:y2="22.851cm" draw:start-shape="id12" draw:start-glue-point="2" svg:d="M11759 21933v918" svg:viewBox="0 0 1 919">
          <text:p/>
        </draw:connector>
      </draw:page>
      <draw:page draw:name="page4" draw:style-name="dp1" draw:master-page-name="Default">
        <draw:custom-shape draw:style-name="gr72" draw:text-style-name="P7" draw:layer="layout" svg:width="1.651cm" svg:height="1.397cm" svg:x="4.225cm" svg:y="2.82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2.82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2.82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2.82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2.823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2.82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2.82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2.823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3" draw:id="id13" draw:layer="layout" svg:width="1.916cm" svg:height="0.962cm" svg:x="12.401cm" svg:y="0.985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13.359cm" svg:y1="1.947cm" svg:x2="13.359cm" svg:y2="2.865cm" draw:start-shape="id13" draw:start-glue-point="2" svg:d="M13359 1947v918" svg:viewBox="0 0 1 919">
          <text:p/>
        </draw:connector>
        <draw:custom-shape draw:style-name="gr72" draw:text-style-name="P7" draw:layer="layout" svg:width="1.651cm" svg:height="1.397cm" svg:x="4.225cm" svg:y="6.837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6.837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6.83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6.837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6.837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6.837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6.83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6.837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4" draw:id="id14" draw:layer="layout" svg:width="1.916cm" svg:height="0.962cm" svg:x="12.401cm" svg:y="4.999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13.359cm" svg:y1="5.961cm" svg:x2="13.359cm" svg:y2="6.879cm" draw:start-shape="id14" draw:start-glue-point="2" svg:d="M13359 5961v918" svg:viewBox="0 0 1 919">
          <text:p/>
        </draw:connector>
        <draw:custom-shape draw:style-name="gr72" draw:text-style-name="P7" draw:layer="layout" svg:width="1.651cm" svg:height="1.397cm" svg:x="4.225cm" svg:y="10.851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0.85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0.85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0.85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0.85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0.85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0.85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0.851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5" draw:id="id15" draw:layer="layout" svg:width="1.916cm" svg:height="0.962cm" svg:x="12.401cm" svg:y="9.013cm">
          <draw:text-box>
            <text:p><text:span text:style-name="T2">cur</text:span><text:span text:style-name="T2">r</text:span></text:p>
          </draw:text-box>
        </draw:frame>
        <draw:connector draw:style-name="gr74" draw:text-style-name="P9" draw:layer="layout" draw:type="line" svg:x1="13.359cm" svg:y1="9.975cm" svg:x2="13.359cm" svg:y2="10.893cm" draw:start-shape="id15" draw:start-glue-point="2" svg:d="M13359 9975v918" svg:viewBox="0 0 1 919">
          <text:p/>
        </draw:connector>
        <draw:custom-shape draw:style-name="gr72" draw:text-style-name="P7" draw:layer="layout" svg:width="1.651cm" svg:height="1.397cm" svg:x="4.225cm" svg:y="14.865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4.865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4.865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4.865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4.865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4.865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4.865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4.865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6" draw:id="id16" draw:layer="layout" svg:width="1.916cm" svg:height="0.962cm" svg:x="12.401cm" svg:y="13.027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59cm" svg:y1="13.989cm" svg:x2="13.359cm" svg:y2="14.907cm" draw:start-shape="id16" draw:start-glue-point="2" svg:d="M13359 13989v918" svg:viewBox="0 0 1 919">
          <text:p/>
        </draw:connector>
        <draw:custom-shape draw:style-name="gr72" draw:text-style-name="P7" draw:layer="layout" svg:width="1.651cm" svg:height="1.397cm" svg:x="4.225cm" svg:y="18.879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18.87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18.87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18.87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18.879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18.879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18.87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18.879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7" draw:id="id17" draw:layer="layout" svg:width="1.916cm" svg:height="0.962cm" svg:x="12.401cm" svg:y="17.041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59cm" svg:y1="18.003cm" svg:x2="13.359cm" svg:y2="18.921cm" draw:start-shape="id17" draw:start-glue-point="2" svg:d="M13359 18003v918" svg:viewBox="0 0 1 919">
          <text:p/>
        </draw:connector>
        <draw:frame draw:style-name="gr75" draw:text-style-name="P8" xml:id="id18" draw:id="id18" draw:layer="layout" svg:width="0.68cm" svg:height="0.962cm" svg:x="11.365cm" svg:y="17.041cm">
          <draw:text-box>
            <text:p><text:span text:style-name="T2">j</text:span></text:p>
          </draw:text-box>
        </draw:frame>
        <draw:connector draw:style-name="gr74" draw:text-style-name="P9" draw:layer="layout" draw:type="line" svg:x1="11.705cm" svg:y1="18.003cm" svg:x2="11.732cm" svg:y2="18.921cm" draw:start-shape="id18" draw:start-glue-point="2" svg:d="M11705 18003l27 918" svg:viewBox="0 0 28 919">
          <text:p/>
        </draw:connector>
        <draw:custom-shape draw:style-name="gr72" draw:text-style-name="P7" draw:layer="layout" svg:width="1.651cm" svg:height="1.397cm" svg:x="4.225cm" svg:y="22.89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22.89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22.89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22.89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22.893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22.89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22.89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22.893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19" draw:id="id19" draw:layer="layout" svg:width="1.916cm" svg:height="0.962cm" svg:x="12.401cm" svg:y="21.055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59cm" svg:y1="22.017cm" svg:x2="13.359cm" svg:y2="22.935cm" draw:start-shape="id19" draw:start-glue-point="2" svg:d="M13359 22017v918" svg:viewBox="0 0 1 919">
          <text:p/>
        </draw:connector>
        <draw:frame draw:style-name="gr75" draw:text-style-name="P8" xml:id="id20" draw:id="id20" draw:layer="layout" svg:width="0.68cm" svg:height="0.962cm" svg:x="11.365cm" svg:y="21.055cm">
          <draw:text-box>
            <text:p><text:span text:style-name="T2">j</text:span></text:p>
          </draw:text-box>
        </draw:frame>
        <draw:connector draw:style-name="gr74" draw:text-style-name="P9" draw:layer="layout" draw:type="line" svg:x1="11.705cm" svg:y1="22.017cm" svg:x2="11.732cm" svg:y2="22.935cm" draw:start-shape="id20" draw:start-glue-point="2" svg:d="M11705 22017l27 918" svg:viewBox="0 0 28 919">
          <text:p/>
        </draw:connector>
      </draw:page>
      <draw:page draw:name="page5" draw:style-name="dp1" draw:master-page-name="Default">
        <draw:custom-shape draw:style-name="gr72" draw:text-style-name="P7" draw:layer="layout" svg:width="1.651cm" svg:height="1.397cm" svg:x="4.225cm" svg:y="2.907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49cm" svg:y="2.907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204cm" svg:y="2.90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8cm" svg:y="2.907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56cm" svg:y="2.907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33cm" svg:y="2.907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902cm" svg:y="2.90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909cm" svg:y="2.907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21" draw:id="id21" draw:layer="layout" svg:width="1.916cm" svg:height="0.962cm" svg:x="12.401cm" svg:y="1.069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59cm" svg:y1="2.031cm" svg:x2="13.359cm" svg:y2="2.949cm" draw:start-shape="id21" draw:start-glue-point="2" svg:d="M13359 2031v918" svg:viewBox="0 0 1 919">
          <text:p/>
        </draw:connector>
        <draw:frame draw:style-name="gr75" draw:text-style-name="P8" xml:id="id22" draw:id="id22" draw:layer="layout" svg:width="0.68cm" svg:height="0.962cm" svg:x="11.365cm" svg:y="1.069cm">
          <draw:text-box>
            <text:p><text:span text:style-name="T2">j</text:span></text:p>
          </draw:text-box>
        </draw:frame>
        <draw:connector draw:style-name="gr74" draw:text-style-name="P9" draw:layer="layout" draw:type="line" svg:x1="11.705cm" svg:y1="2.031cm" svg:x2="11.732cm" svg:y2="2.949cm" draw:start-shape="id22" draw:start-glue-point="2" svg:d="M11705 2031l27 918" svg:viewBox="0 0 28 919">
          <text:p/>
        </draw:connector>
        <draw:frame draw:style-name="gr73" draw:text-style-name="P8" draw:layer="layout" svg:width="3.448cm" svg:height="0.962cm" svg:x="15.401cm" svg:y="1.069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211cm" svg:y="7.921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35cm" svg:y="7.92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19cm" svg:y="7.92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66cm" svg:y="7.92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42cm" svg:y="7.92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19cm" svg:y="7.92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88cm" svg:y="7.92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95cm" svg:y="7.921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23" draw:id="id23" draw:layer="layout" svg:width="1.916cm" svg:height="0.962cm" svg:x="12.387cm" svg:y="6.083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45cm" svg:y1="7.045cm" svg:x2="13.345cm" svg:y2="7.963cm" draw:start-shape="id23" draw:start-glue-point="2" svg:d="M13345 7045v918" svg:viewBox="0 0 1 919">
          <text:p/>
        </draw:connector>
        <draw:frame draw:style-name="gr75" draw:text-style-name="P8" xml:id="id24" draw:id="id24" draw:layer="layout" svg:width="0.68cm" svg:height="0.962cm" svg:x="11.351cm" svg:y="6.083cm">
          <draw:text-box>
            <text:p><text:span text:style-name="T2">j</text:span></text:p>
          </draw:text-box>
        </draw:frame>
        <draw:connector draw:style-name="gr74" draw:text-style-name="P9" draw:layer="layout" draw:type="line" svg:x1="11.691cm" svg:y1="7.045cm" svg:x2="11.718cm" svg:y2="7.963cm" draw:start-shape="id24" draw:start-glue-point="2" svg:d="M11691 7045l27 918" svg:viewBox="0 0 28 919">
          <text:p/>
        </draw:connector>
        <draw:frame draw:style-name="gr73" draw:text-style-name="P8" draw:layer="layout" svg:width="3.448cm" svg:height="0.962cm" svg:x="15.387cm" svg:y="6.083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197cm" svg:y="11.935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21cm" svg:y="11.935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176cm" svg:y="11.935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52cm" svg:y="11.935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28cm" svg:y="11.935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205cm" svg:y="11.935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74cm" svg:y="11.935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81cm" svg:y="11.935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25" draw:id="id25" draw:layer="layout" svg:width="1.916cm" svg:height="0.962cm" svg:x="12.373cm" svg:y="10.097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31cm" svg:y1="11.059cm" svg:x2="13.331cm" svg:y2="11.977cm" draw:start-shape="id25" draw:start-glue-point="2" svg:d="M13331 11059v918" svg:viewBox="0 0 1 919">
          <text:p/>
        </draw:connector>
        <draw:frame draw:style-name="gr75" draw:text-style-name="P8" xml:id="id26" draw:id="id26" draw:layer="layout" svg:width="0.68cm" svg:height="0.962cm" svg:x="11.337cm" svg:y="10.097cm">
          <draw:text-box>
            <text:p><text:span text:style-name="T2">j</text:span></text:p>
          </draw:text-box>
        </draw:frame>
        <draw:connector draw:style-name="gr74" draw:text-style-name="P9" draw:layer="layout" draw:type="line" svg:x1="11.677cm" svg:y1="11.059cm" svg:x2="11.704cm" svg:y2="11.977cm" draw:start-shape="id26" draw:start-glue-point="2" svg:d="M11677 11059l27 918" svg:viewBox="0 0 28 919">
          <text:p/>
        </draw:connector>
        <draw:frame draw:style-name="gr73" draw:text-style-name="P8" draw:layer="layout" svg:width="3.448cm" svg:height="0.962cm" svg:x="15.373cm" svg:y="10.097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183cm" svg:y="15.949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507cm" svg:y="15.94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162cm" svg:y="15.94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xml:id="id29" draw:id="id29" draw:layer="layout" svg:width="1.651cm" svg:height="1.397cm" svg:x="10.838cm" svg:y="15.94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xml:id="id30" draw:id="id30" draw:layer="layout" svg:width="1.651cm" svg:height="1.397cm" svg:x="12.514cm" svg:y="15.94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191cm" svg:y="15.949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6cm" svg:y="15.94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67cm" svg:y="15.949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27" draw:id="id27" draw:layer="layout" svg:width="1.916cm" svg:height="0.962cm" svg:x="12.359cm" svg:y="14.111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17cm" svg:y1="15.073cm" svg:x2="13.317cm" svg:y2="15.991cm" draw:start-shape="id27" draw:start-glue-point="2" svg:d="M13317 15073v918" svg:viewBox="0 0 1 919">
          <text:p/>
        </draw:connector>
        <draw:frame draw:style-name="gr75" draw:text-style-name="P8" xml:id="id28" draw:id="id28" draw:layer="layout" svg:width="0.68cm" svg:height="0.962cm" svg:x="11.323cm" svg:y="14.111cm">
          <draw:text-box>
            <text:p><text:span text:style-name="T2">j</text:span></text:p>
          </draw:text-box>
        </draw:frame>
        <draw:connector draw:style-name="gr74" draw:text-style-name="P9" draw:layer="layout" draw:type="line" svg:x1="11.663cm" svg:y1="15.073cm" svg:x2="11.69cm" svg:y2="15.991cm" draw:start-shape="id28" draw:start-glue-point="2" svg:d="M11663 15073l27 918" svg:viewBox="0 0 28 919">
          <text:p/>
        </draw:connector>
        <draw:frame draw:style-name="gr73" draw:text-style-name="P8" draw:layer="layout" svg:width="3.448cm" svg:height="0.962cm" svg:x="15.359cm" svg:y="14.111cm">
          <draw:text-box>
            <text:p><text:span text:style-name="T2">temp = 31</text:span></text:p>
          </draw:text-box>
        </draw:frame>
        <draw:connector draw:style-name="gr21" draw:text-style-name="P5" draw:layer="layout" draw:type="curve" svg:x1="11.663cm" svg:y1="17.346cm" svg:x2="13.339cm" svg:y2="17.346cm" draw:start-shape="id29" draw:start-glue-point="2" draw:end-shape="id30" draw:end-glue-point="2" svg:d="M11663 17346c0 789 1676 789 1676 0" svg:viewBox="0 0 1677 593">
          <text:p/>
        </draw:connector>
        <draw:custom-shape draw:style-name="gr72" draw:text-style-name="P7" draw:layer="layout" svg:width="1.651cm" svg:height="1.397cm" svg:x="4.169cm" svg:y="20.988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493cm" svg:y="20.988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148cm" svg:y="20.988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24cm" svg:y="20.988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5cm" svg:y="20.988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177cm" svg:y="20.988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46cm" svg:y="20.988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53cm" svg:y="20.988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31" draw:id="id31" draw:layer="layout" svg:width="1.916cm" svg:height="0.962cm" svg:x="12.345cm" svg:y="19.15cm">
          <draw:text-box>
            <text:p><text:span text:style-name="T2">curr</text:span></text:p>
          </draw:text-box>
        </draw:frame>
        <draw:connector draw:style-name="gr74" draw:text-style-name="P9" draw:layer="layout" draw:type="line" svg:x1="13.303cm" svg:y1="20.112cm" svg:x2="13.303cm" svg:y2="21.03cm" draw:start-shape="id31" draw:start-glue-point="2" svg:d="M13303 20112v918" svg:viewBox="0 0 1 919">
          <text:p/>
        </draw:connector>
        <draw:frame draw:style-name="gr75" draw:text-style-name="P8" xml:id="id32" draw:id="id32" draw:layer="layout" svg:width="0.68cm" svg:height="0.962cm" svg:x="9.609cm" svg:y="19.15cm">
          <draw:text-box>
            <text:p><text:span text:style-name="T2">j</text:span></text:p>
          </draw:text-box>
        </draw:frame>
        <draw:connector draw:style-name="gr74" draw:text-style-name="P9" draw:layer="layout" draw:type="line" svg:x1="9.949cm" svg:y1="20.112cm" svg:x2="9.976cm" svg:y2="21.03cm" draw:start-shape="id32" draw:start-glue-point="2" svg:d="M9949 20112l27 918" svg:viewBox="0 0 28 919">
          <text:p/>
        </draw:connector>
        <draw:frame draw:style-name="gr73" draw:text-style-name="P8" draw:layer="layout" svg:width="3.448cm" svg:height="0.962cm" svg:x="15.345cm" svg:y="19.15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155cm" svg:y="25.002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479cm" svg:y="25.002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134cm" svg:y="25.002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81cm" svg:y="25.002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486cm" svg:y="25.002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163cm" svg:y="25.002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32cm" svg:y="25.002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39cm" svg:y="25.002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33" draw:id="id33" draw:layer="layout" svg:width="1.916cm" svg:height="0.962cm" svg:x="12.331cm" svg:y="23.164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89cm" svg:y1="24.126cm" svg:x2="13.289cm" svg:y2="25.044cm" draw:start-shape="id33" draw:start-glue-point="2" svg:d="M13289 24126v918" svg:viewBox="0 0 1 919">
          <text:p/>
        </draw:connector>
        <draw:frame draw:style-name="gr75" draw:text-style-name="P8" xml:id="id34" draw:id="id34" draw:layer="layout" svg:width="0.68cm" svg:height="0.962cm" svg:x="9.595cm" svg:y="23.164cm">
          <draw:text-box>
            <text:p><text:span text:style-name="T2">j</text:span></text:p>
          </draw:text-box>
        </draw:frame>
        <draw:connector draw:style-name="gr74" draw:text-style-name="P9" draw:layer="layout" draw:type="line" svg:x1="9.935cm" svg:y1="24.126cm" svg:x2="9.962cm" svg:y2="25.044cm" draw:start-shape="id34" draw:start-glue-point="2" svg:d="M9935 24126l27 918" svg:viewBox="0 0 28 919">
          <text:p/>
        </draw:connector>
        <draw:frame draw:style-name="gr73" draw:text-style-name="P8" draw:layer="layout" svg:width="3.448cm" svg:height="0.962cm" svg:x="15.331cm" svg:y="23.164cm">
          <draw:text-box>
            <text:p><text:span text:style-name="T2">temp = 31</text:span></text:p>
          </draw:text-box>
        </draw:frame>
      </draw:page>
      <draw:page draw:name="page6" draw:style-name="dp1" draw:master-page-name="Default">
        <draw:custom-shape draw:style-name="gr72" draw:text-style-name="P7" draw:layer="layout" svg:width="1.651cm" svg:height="1.397cm" svg:x="4.141cm" svg:y="3.016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465cm" svg:y="3.016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12cm" svg:y="3.016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796cm" svg:y="3.016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472cm" svg:y="3.016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149cm" svg:y="3.016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18cm" svg:y="3.016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25cm" svg:y="3.016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35" draw:id="id35" draw:layer="layout" svg:width="1.916cm" svg:height="0.962cm" svg:x="12.317cm" svg:y="1.178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75cm" svg:y1="2.14cm" svg:x2="13.275cm" svg:y2="3.058cm" draw:start-shape="id35" draw:start-glue-point="2" svg:d="M13275 2140v918" svg:viewBox="0 0 1 919">
          <text:p/>
        </draw:connector>
        <draw:frame draw:style-name="gr75" draw:text-style-name="P8" xml:id="id36" draw:id="id36" draw:layer="layout" svg:width="0.68cm" svg:height="0.962cm" svg:x="9.581cm" svg:y="1.178cm">
          <draw:text-box>
            <text:p><text:span text:style-name="T2">j</text:span></text:p>
          </draw:text-box>
        </draw:frame>
        <draw:connector draw:style-name="gr74" draw:text-style-name="P9" draw:layer="layout" draw:type="line" svg:x1="9.921cm" svg:y1="2.14cm" svg:x2="9.948cm" svg:y2="3.058cm" draw:start-shape="id36" draw:start-glue-point="2" svg:d="M9921 2140l27 918" svg:viewBox="0 0 28 919">
          <text:p/>
        </draw:connector>
        <draw:frame draw:style-name="gr73" draw:text-style-name="P8" draw:layer="layout" svg:width="3.448cm" svg:height="0.962cm" svg:x="15.317cm" svg:y="1.178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127cm" svg:y="7.0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451cm" svg:y="7.0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xml:id="id39" draw:id="id39" draw:layer="layout" svg:width="1.651cm" svg:height="1.397cm" svg:x="9.106cm" svg:y="7.0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xml:id="id40" draw:id="id40" draw:layer="layout" svg:width="1.651cm" svg:height="1.397cm" svg:x="10.782cm" svg:y="7.0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458cm" svg:y="7.0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135cm" svg:y="7.0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804cm" svg:y="7.0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811cm" svg:y="7.03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37" draw:id="id37" draw:layer="layout" svg:width="1.916cm" svg:height="0.962cm" svg:x="12.303cm" svg:y="5.192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61cm" svg:y1="6.154cm" svg:x2="13.261cm" svg:y2="7.072cm" draw:start-shape="id37" draw:start-glue-point="2" svg:d="M13261 6154v918" svg:viewBox="0 0 1 919">
          <text:p/>
        </draw:connector>
        <draw:frame draw:style-name="gr75" draw:text-style-name="P8" xml:id="id38" draw:id="id38" draw:layer="layout" svg:width="0.68cm" svg:height="0.962cm" svg:x="9.567cm" svg:y="5.192cm">
          <draw:text-box>
            <text:p><text:span text:style-name="T2">j</text:span></text:p>
          </draw:text-box>
        </draw:frame>
        <draw:connector draw:style-name="gr74" draw:text-style-name="P9" draw:layer="layout" draw:type="line" svg:x1="9.907cm" svg:y1="6.154cm" svg:x2="9.934cm" svg:y2="7.072cm" draw:start-shape="id38" draw:start-glue-point="2" svg:d="M9907 6154l27 918" svg:viewBox="0 0 28 919">
          <text:p/>
        </draw:connector>
        <draw:frame draw:style-name="gr73" draw:text-style-name="P8" draw:layer="layout" svg:width="3.448cm" svg:height="0.962cm" svg:x="15.303cm" svg:y="5.192cm">
          <draw:text-box>
            <text:p><text:span text:style-name="T2">temp = 31</text:span></text:p>
          </draw:text-box>
        </draw:frame>
        <draw:connector draw:style-name="gr21" draw:text-style-name="P5" draw:layer="layout" draw:type="curve" svg:x1="9.931cm" svg:y1="8.427cm" svg:x2="11.607cm" svg:y2="8.427cm" draw:start-shape="id39" draw:start-glue-point="2" draw:end-shape="id40" draw:end-glue-point="2" svg:d="M9931 8427c0 789 1676 789 1676 0" svg:viewBox="0 0 1677 593">
          <text:p/>
        </draw:connector>
        <draw:custom-shape draw:style-name="gr72" draw:text-style-name="P7" draw:layer="layout" svg:width="1.651cm" svg:height="1.397cm" svg:x="4.113cm" svg:y="12.069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437cm" svg:y="12.06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092cm" svg:y="12.06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768cm" svg:y="12.06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444cm" svg:y="12.06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121cm" svg:y="12.069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9cm" svg:y="12.06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97cm" svg:y="12.069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41" draw:id="id41" draw:layer="layout" svg:width="1.916cm" svg:height="0.962cm" svg:x="12.289cm" svg:y="10.231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47cm" svg:y1="11.193cm" svg:x2="13.247cm" svg:y2="12.111cm" draw:start-shape="id41" draw:start-glue-point="2" svg:d="M13247 11193v918" svg:viewBox="0 0 1 919">
          <text:p/>
        </draw:connector>
        <draw:frame draw:style-name="gr75" draw:text-style-name="P8" xml:id="id42" draw:id="id42" draw:layer="layout" svg:width="0.68cm" svg:height="0.962cm" svg:x="7.953cm" svg:y="10.231cm">
          <draw:text-box>
            <text:p><text:span text:style-name="T2">j</text:span></text:p>
          </draw:text-box>
        </draw:frame>
        <draw:connector draw:style-name="gr74" draw:text-style-name="P9" draw:layer="layout" draw:type="line" svg:x1="8.293cm" svg:y1="11.193cm" svg:x2="8.32cm" svg:y2="12.111cm" draw:start-shape="id42" draw:start-glue-point="2" svg:d="M8293 11193l27 918" svg:viewBox="0 0 28 919">
          <text:p/>
        </draw:connector>
        <draw:frame draw:style-name="gr73" draw:text-style-name="P8" draw:layer="layout" svg:width="3.448cm" svg:height="0.962cm" svg:x="15.289cm" svg:y="10.231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099cm" svg:y="16.28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423cm" svg:y="16.28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078cm" svg:y="16.28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754cm" svg:y="16.28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43cm" svg:y="16.28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107cm" svg:y="16.28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76cm" svg:y="16.28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83cm" svg:y="16.283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43" draw:id="id43" draw:layer="layout" svg:width="1.916cm" svg:height="0.962cm" svg:x="12.275cm" svg:y="14.445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33cm" svg:y1="15.407cm" svg:x2="13.233cm" svg:y2="16.325cm" draw:start-shape="id43" draw:start-glue-point="2" svg:d="M13233 15407v918" svg:viewBox="0 0 1 919">
          <text:p/>
        </draw:connector>
        <draw:frame draw:style-name="gr75" draw:text-style-name="P8" xml:id="id44" draw:id="id44" draw:layer="layout" svg:width="0.68cm" svg:height="0.962cm" svg:x="7.939cm" svg:y="14.445cm">
          <draw:text-box>
            <text:p><text:span text:style-name="T2">j</text:span></text:p>
          </draw:text-box>
        </draw:frame>
        <draw:connector draw:style-name="gr74" draw:text-style-name="P9" draw:layer="layout" draw:type="line" svg:x1="8.279cm" svg:y1="15.407cm" svg:x2="8.306cm" svg:y2="16.325cm" draw:start-shape="id44" draw:start-glue-point="2" svg:d="M8279 15407l27 918" svg:viewBox="0 0 28 919">
          <text:p/>
        </draw:connector>
        <draw:frame draw:style-name="gr73" draw:text-style-name="P8" draw:layer="layout" svg:width="3.448cm" svg:height="0.962cm" svg:x="15.275cm" svg:y="14.445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085cm" svg:y="20.397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409cm" svg:y="20.397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064cm" svg:y="20.39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74cm" svg:y="20.39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416cm" svg:y="20.397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93cm" svg:y="20.397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62cm" svg:y="20.39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69cm" svg:y="20.397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45" draw:id="id45" draw:layer="layout" svg:width="1.916cm" svg:height="0.962cm" svg:x="12.261cm" svg:y="18.559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19cm" svg:y1="19.521cm" svg:x2="13.219cm" svg:y2="20.439cm" draw:start-shape="id45" draw:start-glue-point="2" svg:d="M13219 19521v918" svg:viewBox="0 0 1 919">
          <text:p/>
        </draw:connector>
        <draw:frame draw:style-name="gr75" draw:text-style-name="P8" xml:id="id46" draw:id="id46" draw:layer="layout" svg:width="0.68cm" svg:height="0.962cm" svg:x="7.925cm" svg:y="18.559cm">
          <draw:text-box>
            <text:p><text:span text:style-name="T2">j</text:span></text:p>
          </draw:text-box>
        </draw:frame>
        <draw:connector draw:style-name="gr74" draw:text-style-name="P9" draw:layer="layout" draw:type="line" svg:x1="8.265cm" svg:y1="19.521cm" svg:x2="8.292cm" svg:y2="20.439cm" draw:start-shape="id46" draw:start-glue-point="2" svg:d="M8265 19521l27 918" svg:viewBox="0 0 28 919">
          <text:p/>
        </draw:connector>
        <draw:frame draw:style-name="gr73" draw:text-style-name="P8" draw:layer="layout" svg:width="3.448cm" svg:height="0.962cm" svg:x="15.261cm" svg:y="18.559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071cm" svg:y="24.411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xml:id="id49" draw:id="id49" draw:layer="layout" svg:width="1.651cm" svg:height="1.397cm" svg:x="7.395cm" svg:y="24.41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xml:id="id50" draw:id="id50" draw:layer="layout" svg:width="1.651cm" svg:height="1.397cm" svg:x="9.05cm" svg:y="24.41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726cm" svg:y="24.41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402cm" svg:y="24.41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79cm" svg:y="24.41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48cm" svg:y="24.41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55cm" svg:y="24.411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47" draw:id="id47" draw:layer="layout" svg:width="1.916cm" svg:height="0.962cm" svg:x="12.247cm" svg:y="22.573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05cm" svg:y1="23.535cm" svg:x2="13.205cm" svg:y2="24.453cm" draw:start-shape="id47" draw:start-glue-point="2" svg:d="M13205 23535v918" svg:viewBox="0 0 1 919">
          <text:p/>
        </draw:connector>
        <draw:frame draw:style-name="gr75" draw:text-style-name="P8" xml:id="id48" draw:id="id48" draw:layer="layout" svg:width="0.68cm" svg:height="0.962cm" svg:x="7.911cm" svg:y="22.573cm">
          <draw:text-box>
            <text:p><text:span text:style-name="T2">j</text:span></text:p>
          </draw:text-box>
        </draw:frame>
        <draw:connector draw:style-name="gr74" draw:text-style-name="P9" draw:layer="layout" draw:type="line" svg:x1="8.251cm" svg:y1="23.535cm" svg:x2="8.278cm" svg:y2="24.453cm" draw:start-shape="id48" draw:start-glue-point="2" svg:d="M8251 23535l27 918" svg:viewBox="0 0 28 919">
          <text:p/>
        </draw:connector>
        <draw:frame draw:style-name="gr73" draw:text-style-name="P8" draw:layer="layout" svg:width="3.448cm" svg:height="0.962cm" svg:x="15.247cm" svg:y="22.573cm">
          <draw:text-box>
            <text:p><text:span text:style-name="T2">temp = 31</text:span></text:p>
          </draw:text-box>
        </draw:frame>
        <draw:connector draw:style-name="gr21" draw:text-style-name="P5" draw:layer="layout" draw:type="curve" svg:x1="8.22cm" svg:y1="25.808cm" svg:x2="9.875cm" svg:y2="25.808cm" draw:start-shape="id49" draw:start-glue-point="2" draw:end-shape="id50" draw:end-glue-point="2" svg:d="M8220 25808c0 789 1655 789 1655 0" svg:viewBox="0 0 1656 593">
          <text:p/>
        </draw:connector>
      </draw:page>
      <draw:page draw:name="page7" draw:style-name="dp1" draw:master-page-name="Default">
        <draw:custom-shape draw:style-name="gr72" draw:text-style-name="P7" draw:layer="layout" svg:width="1.651cm" svg:height="1.397cm" svg:x="4.057cm" svg:y="3.451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81cm" svg:y="3.45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036cm" svg:y="3.45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712cm" svg:y="3.45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88cm" svg:y="3.45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65cm" svg:y="3.45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34cm" svg:y="3.45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41cm" svg:y="3.451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51" draw:id="id51" draw:layer="layout" svg:width="1.916cm" svg:height="0.962cm" svg:x="12.233cm" svg:y="1.613cm">
          <draw:text-box>
            <text:p><text:span text:style-name="T2">curr</text:span></text:p>
          </draw:text-box>
        </draw:frame>
        <draw:connector draw:style-name="gr74" draw:text-style-name="P9" draw:layer="layout" draw:type="line" svg:x1="13.191cm" svg:y1="2.575cm" svg:x2="13.191cm" svg:y2="3.493cm" draw:start-shape="id51" draw:start-glue-point="2" svg:d="M13191 2575v918" svg:viewBox="0 0 1 919">
          <text:p/>
        </draw:connector>
        <draw:frame draw:style-name="gr75" draw:text-style-name="P8" xml:id="id52" draw:id="id52" draw:layer="layout" svg:width="0.68cm" svg:height="0.962cm" svg:x="6.297cm" svg:y="1.613cm">
          <draw:text-box>
            <text:p><text:span text:style-name="T2">j</text:span></text:p>
          </draw:text-box>
        </draw:frame>
        <draw:connector draw:style-name="gr74" draw:text-style-name="P9" draw:layer="layout" draw:type="line" svg:x1="6.637cm" svg:y1="2.575cm" svg:x2="6.664cm" svg:y2="3.493cm" draw:start-shape="id52" draw:start-glue-point="2" svg:d="M6637 2575l27 918" svg:viewBox="0 0 28 919">
          <text:p/>
        </draw:connector>
        <draw:frame draw:style-name="gr73" draw:text-style-name="P8" draw:layer="layout" svg:width="3.448cm" svg:height="0.962cm" svg:x="15.233cm" svg:y="1.613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043cm" svg:y="7.465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67cm" svg:y="7.465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022cm" svg:y="7.465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98cm" svg:y="7.465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74cm" svg:y="7.465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51cm" svg:y="7.465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2cm" svg:y="7.465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27cm" svg:y="7.465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53" draw:id="id53" draw:layer="layout" svg:width="1.916cm" svg:height="0.962cm" svg:x="12.219cm" svg:y="5.627cm">
          <draw:text-box>
            <text:p><text:span text:style-name="T2">curr</text:span></text:p>
          </draw:text-box>
        </draw:frame>
        <draw:connector draw:style-name="gr74" draw:text-style-name="P9" draw:layer="layout" draw:type="line" svg:x1="13.177cm" svg:y1="6.589cm" svg:x2="13.177cm" svg:y2="7.507cm" draw:start-shape="id53" draw:start-glue-point="2" svg:d="M13177 6589v918" svg:viewBox="0 0 1 919">
          <text:p/>
        </draw:connector>
        <draw:frame draw:style-name="gr75" draw:text-style-name="P8" xml:id="id54" draw:id="id54" draw:layer="layout" svg:width="0.68cm" svg:height="0.962cm" svg:x="6.283cm" svg:y="5.627cm">
          <draw:text-box>
            <text:p><text:span text:style-name="T2">j</text:span></text:p>
          </draw:text-box>
        </draw:frame>
        <draw:connector draw:style-name="gr74" draw:text-style-name="P9" draw:layer="layout" draw:type="line" svg:x1="6.623cm" svg:y1="6.589cm" svg:x2="6.65cm" svg:y2="7.507cm" draw:start-shape="id54" draw:start-glue-point="2" svg:d="M6623 6589l27 918" svg:viewBox="0 0 28 919">
          <text:p/>
        </draw:connector>
        <draw:frame draw:style-name="gr73" draw:text-style-name="P8" draw:layer="layout" svg:width="3.448cm" svg:height="0.962cm" svg:x="15.219cm" svg:y="5.627cm">
          <draw:text-box>
            <text:p><text:span text:style-name="T2">temp = 31</text:span></text:p>
          </draw:text-box>
        </draw:frame>
        <draw:custom-shape draw:style-name="gr72" draw:text-style-name="P7" draw:layer="layout" svg:width="1.651cm" svg:height="1.397cm" svg:x="4.029cm" svg:y="12.479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xml:id="id58" draw:id="id58" draw:layer="layout" svg:width="1.651cm" svg:height="1.397cm" svg:x="7.353cm" svg:y="12.479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008cm" svg:y="12.47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84cm" svg:y="12.47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6cm" svg:y="12.47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37cm" svg:y="12.479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06cm" svg:y="12.47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13cm" svg:y="12.479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55" draw:id="id55" draw:layer="layout" svg:width="1.916cm" svg:height="0.962cm" svg:x="12.205cm" svg:y="10.641cm">
          <draw:text-box>
            <text:p><text:span text:style-name="T2">curr</text:span></text:p>
          </draw:text-box>
        </draw:frame>
        <draw:connector draw:style-name="gr74" draw:text-style-name="P9" draw:layer="layout" draw:type="line" svg:x1="13.163cm" svg:y1="11.603cm" svg:x2="13.163cm" svg:y2="12.521cm" draw:start-shape="id55" draw:start-glue-point="2" svg:d="M13163 11603v918" svg:viewBox="0 0 1 919">
          <text:p/>
        </draw:connector>
        <draw:frame draw:style-name="gr75" draw:text-style-name="P8" xml:id="id56" draw:id="id56" draw:layer="layout" svg:width="0.68cm" svg:height="0.962cm" svg:x="6.269cm" svg:y="10.641cm">
          <draw:text-box>
            <text:p><text:span text:style-name="T2">j</text:span></text:p>
          </draw:text-box>
        </draw:frame>
        <draw:connector draw:style-name="gr74" draw:text-style-name="P9" draw:layer="layout" draw:type="line" svg:x1="6.609cm" svg:y1="11.603cm" svg:x2="6.636cm" svg:y2="12.521cm" draw:start-shape="id56" draw:start-glue-point="2" svg:d="M6609 11603l27 918" svg:viewBox="0 0 28 919">
          <text:p/>
        </draw:connector>
        <draw:frame draw:style-name="gr73" draw:text-style-name="P8" xml:id="id57" draw:id="id57" draw:layer="layout" svg:width="3.448cm" svg:height="0.962cm" svg:x="15.205cm" svg:y="10.041cm">
          <draw:text-box>
            <text:p><text:span text:style-name="T2">temp = 31</text:span></text:p>
          </draw:text-box>
        </draw:frame>
        <draw:connector draw:style-name="gr21" draw:text-style-name="P5" draw:layer="layout" draw:type="curve" svg:x1="15.205cm" svg:y1="10.522cm" svg:x2="8.178cm" svg:y2="12.479cm" draw:start-shape="id57" draw:start-glue-point="3" draw:end-shape="id58" draw:end-glue-point="0" svg:d="M15205 10522c-4685 0-7027 652-7027 1957" svg:viewBox="0 0 7028 1958">
          <text:p/>
        </draw:connector>
        <draw:custom-shape draw:style-name="gr72" draw:text-style-name="P7" draw:layer="layout" svg:width="1.651cm" svg:height="1.397cm" svg:x="4.029cm" svg:y="17.47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53cm" svg:y="17.47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9.008cm" svg:y="17.47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84cm" svg:y="17.47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6cm" svg:y="17.479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37cm" svg:y="17.479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706cm" svg:y="17.47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713cm" svg:y="17.479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59" draw:id="id59" draw:layer="layout" svg:width="1.916cm" svg:height="0.962cm" svg:x="10.505cm" svg:y="15.641cm">
          <draw:text-box>
            <text:p><text:span text:style-name="T2">curr</text:span></text:p>
          </draw:text-box>
        </draw:frame>
        <draw:connector draw:style-name="gr74" draw:text-style-name="P9" draw:layer="layout" draw:type="line" svg:x1="11.463cm" svg:y1="16.603cm" svg:x2="11.463cm" svg:y2="17.521cm" draw:start-shape="id59" draw:start-glue-point="2" svg:d="M11463 16603v918" svg:viewBox="0 0 1 919">
          <text:p/>
        </draw:connector>
        <draw:frame draw:style-name="gr75" draw:text-style-name="P8" xml:id="id60" draw:id="id60" draw:layer="layout" svg:width="0.68cm" svg:height="0.962cm" svg:x="4.469cm" svg:y="15.641cm">
          <draw:text-box>
            <text:p><text:span text:style-name="T2">j</text:span></text:p>
          </draw:text-box>
        </draw:frame>
        <draw:connector draw:style-name="gr74" draw:text-style-name="P9" draw:layer="layout" draw:type="line" svg:x1="4.809cm" svg:y1="16.603cm" svg:x2="4.836cm" svg:y2="17.521cm" draw:start-shape="id60" draw:start-glue-point="2" svg:d="M4809 16603l27 918" svg:viewBox="0 0 28 919">
          <text:p/>
        </draw:connector>
        <draw:frame draw:style-name="gr73" draw:text-style-name="P8" draw:layer="layout" svg:width="3.448cm" svg:height="0.962cm" svg:x="15.205cm" svg:y="15.641cm">
          <draw:text-box>
            <text:p><text:span text:style-name="T2">temp = 17</text:span></text:p>
          </draw:text-box>
        </draw:frame>
        <draw:custom-shape draw:style-name="gr72" draw:text-style-name="P7" draw:layer="layout" svg:width="1.651cm" svg:height="1.397cm" svg:x="4.015cm" svg:y="22.49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39cm" svg:y="22.49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94cm" svg:y="22.49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7cm" svg:y="22.49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46cm" svg:y="22.493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23cm" svg:y="22.493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92cm" svg:y="22.49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99cm" svg:y="22.493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61" draw:id="id61" draw:layer="layout" svg:width="1.916cm" svg:height="0.962cm" svg:x="10.491cm" svg:y="20.655cm">
          <draw:text-box>
            <text:p><text:span text:style-name="T2">curr</text:span></text:p>
          </draw:text-box>
        </draw:frame>
        <draw:connector draw:style-name="gr74" draw:text-style-name="P9" draw:layer="layout" draw:type="line" svg:x1="11.449cm" svg:y1="21.617cm" svg:x2="11.449cm" svg:y2="22.535cm" draw:start-shape="id61" draw:start-glue-point="2" svg:d="M11449 21617v918" svg:viewBox="0 0 1 919">
          <text:p/>
        </draw:connector>
        <draw:frame draw:style-name="gr75" draw:text-style-name="P8" xml:id="id62" draw:id="id62" draw:layer="layout" svg:width="0.68cm" svg:height="0.962cm" svg:x="4.455cm" svg:y="20.655cm">
          <draw:text-box>
            <text:p><text:span text:style-name="T2">j</text:span></text:p>
          </draw:text-box>
        </draw:frame>
        <draw:connector draw:style-name="gr74" draw:text-style-name="P9" draw:layer="layout" draw:type="line" svg:x1="4.795cm" svg:y1="21.617cm" svg:x2="4.822cm" svg:y2="22.535cm" draw:start-shape="id62" draw:start-glue-point="2" svg:d="M4795 21617l27 918" svg:viewBox="0 0 28 919">
          <text:p/>
        </draw:connector>
        <draw:frame draw:style-name="gr73" draw:text-style-name="P8" draw:layer="layout" svg:width="3.448cm" svg:height="0.962cm" svg:x="15.191cm" svg:y="20.655cm">
          <draw:text-box>
            <text:p><text:span text:style-name="T2">temp = 17</text:span></text:p>
          </draw:text-box>
        </draw:frame>
      </draw:page>
      <draw:page draw:name="page8" draw:style-name="dp1" draw:master-page-name="Default">
        <draw:custom-shape draw:style-name="gr72" draw:text-style-name="P7" draw:layer="layout" svg:width="1.651cm" svg:height="1.397cm" svg:x="4.001cm" svg:y="3.50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25cm" svg:y="3.507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8cm" svg:y="3.50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3.507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3.507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3.507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78cm" svg:y="3.50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3.507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63" draw:id="id63" draw:layer="layout" svg:width="1.916cm" svg:height="0.962cm" svg:x="10.477cm" svg:y="1.669cm">
          <draw:text-box>
            <text:p><text:span text:style-name="T2">curr</text:span></text:p>
          </draw:text-box>
        </draw:frame>
        <draw:connector draw:style-name="gr74" draw:text-style-name="P9" draw:layer="layout" draw:type="line" svg:x1="11.435cm" svg:y1="2.631cm" svg:x2="11.435cm" svg:y2="3.549cm" draw:start-shape="id63" draw:start-glue-point="2" svg:d="M11435 2631v918" svg:viewBox="0 0 1 919">
          <text:p/>
        </draw:connector>
        <draw:frame draw:style-name="gr75" draw:text-style-name="P8" xml:id="id64" draw:id="id64" draw:layer="layout" svg:width="0.68cm" svg:height="0.962cm" svg:x="2.741cm" svg:y="1.669cm">
          <draw:text-box>
            <text:p><text:span text:style-name="T2">j</text:span></text:p>
          </draw:text-box>
        </draw:frame>
        <draw:connector draw:style-name="gr74" draw:text-style-name="P9" draw:layer="layout" draw:type="line" svg:x1="3.081cm" svg:y1="2.631cm" svg:x2="3.108cm" svg:y2="3.549cm" draw:start-shape="id64" draw:start-glue-point="2" svg:d="M3081 2631l27 918" svg:viewBox="0 0 28 919">
          <text:p/>
        </draw:connector>
        <draw:frame draw:style-name="gr73" draw:text-style-name="P8" draw:layer="layout" svg:width="3.448cm" svg:height="0.962cm" svg:x="15.177cm" svg:y="1.669cm">
          <draw:text-box>
            <text:p><text:span text:style-name="T2">temp = 17</text:span></text:p>
          </draw:text-box>
        </draw:frame>
        <draw:custom-shape draw:style-name="gr72" draw:text-style-name="P7" draw:layer="layout" svg:width="1.651cm" svg:height="1.397cm" svg:x="4.001cm" svg:y="7.52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25cm" svg:y="7.52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8cm" svg:y="7.52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7.52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7.52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7.52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78cm" svg:y="7.52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7.521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65" draw:id="id65" draw:layer="layout" svg:width="1.916cm" svg:height="0.962cm" svg:x="10.477cm" svg:y="5.683cm">
          <draw:text-box>
            <text:p><text:span text:style-name="T2">curr</text:span></text:p>
          </draw:text-box>
        </draw:frame>
        <draw:connector draw:style-name="gr74" draw:text-style-name="P9" draw:layer="layout" draw:type="line" svg:x1="11.435cm" svg:y1="6.645cm" svg:x2="11.435cm" svg:y2="7.563cm" draw:start-shape="id65" draw:start-glue-point="2" svg:d="M11435 6645v918" svg:viewBox="0 0 1 919">
          <text:p/>
        </draw:connector>
        <draw:frame draw:style-name="gr75" draw:text-style-name="P8" xml:id="id66" draw:id="id66" draw:layer="layout" svg:width="0.68cm" svg:height="0.962cm" svg:x="2.741cm" svg:y="5.683cm">
          <draw:text-box>
            <text:p><text:span text:style-name="T2">j</text:span></text:p>
          </draw:text-box>
        </draw:frame>
        <draw:connector draw:style-name="gr74" draw:text-style-name="P9" draw:layer="layout" draw:type="line" svg:x1="3.081cm" svg:y1="6.645cm" svg:x2="3.108cm" svg:y2="7.563cm" draw:start-shape="id66" draw:start-glue-point="2" svg:d="M3081 6645l27 918" svg:viewBox="0 0 28 919">
          <text:p/>
        </draw:connector>
        <draw:frame draw:style-name="gr73" draw:text-style-name="P8" draw:layer="layout" svg:width="3.448cm" svg:height="0.962cm" svg:x="15.177cm" svg:y="5.683cm">
          <draw:text-box>
            <text:p><text:span text:style-name="T2">temp = 17</text:span></text:p>
          </draw:text-box>
        </draw:frame>
        <draw:custom-shape draw:style-name="gr72" draw:text-style-name="P7" draw:layer="layout" svg:width="1.651cm" svg:height="1.397cm" svg:x="4.001cm" svg:y="11.535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25cm" svg:y="11.535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8cm" svg:y="11.535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11.535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11.535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11.535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78cm" svg:y="11.535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11.535cm">
          <text:p text:style-name="P6">50</text:p>
          <draw:enhanced-geometry svg:viewBox="0 0 21600 21600" draw:type="rectangle" draw:enhanced-path="M 0 0 L 21600 0 21600 21600 0 21600 0 0 Z N"/>
        </draw:custom-shape>
        <draw:frame draw:style-name="gr73" draw:text-style-name="P8" xml:id="id67" draw:id="id67" draw:layer="layout" svg:width="1.916cm" svg:height="0.962cm" svg:x="10.477cm" svg:y="9.697cm">
          <draw:text-box>
            <text:p><text:span text:style-name="T2">curr</text:span></text:p>
          </draw:text-box>
        </draw:frame>
        <draw:connector draw:style-name="gr74" draw:text-style-name="P9" draw:layer="layout" draw:type="line" svg:x1="11.435cm" svg:y1="10.659cm" svg:x2="11.435cm" svg:y2="11.577cm" draw:start-shape="id67" draw:start-glue-point="2" svg:d="M11435 10659v918" svg:viewBox="0 0 1 919">
          <text:p/>
        </draw:connector>
        <draw:frame draw:style-name="gr75" draw:text-style-name="P8" xml:id="id68" draw:id="id68" draw:layer="layout" svg:width="0.68cm" svg:height="0.962cm" svg:x="2.741cm" svg:y="9.697cm">
          <draw:text-box>
            <text:p><text:span text:style-name="T2">j</text:span></text:p>
          </draw:text-box>
        </draw:frame>
        <draw:connector draw:style-name="gr74" draw:text-style-name="P9" draw:layer="layout" draw:type="line" svg:x1="3.081cm" svg:y1="10.659cm" svg:x2="3.108cm" svg:y2="11.577cm" draw:start-shape="id68" draw:start-glue-point="2" svg:d="M3081 10659l27 918" svg:viewBox="0 0 28 919">
          <text:p/>
        </draw:connector>
        <draw:frame draw:style-name="gr73" draw:text-style-name="P8" draw:layer="layout" svg:width="3.448cm" svg:height="0.962cm" svg:x="15.177cm" svg:y="9.697cm">
          <draw:text-box>
            <text:p><text:span text:style-name="T2">temp = 17</text:span></text:p>
          </draw:text-box>
        </draw:frame>
        <draw:custom-shape draw:style-name="gr72" draw:text-style-name="P7" draw:layer="layout" svg:width="1.651cm" svg:height="1.397cm" svg:x="4.001cm" svg:y="15.549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25cm" svg:y="15.549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8cm" svg:y="15.549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15.549cm">
          <text:p text:style-name="P6">50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15.549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15.549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78cm" svg:y="15.549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15.549cm">
          <text:p text:style-name="P6">96</text:p>
          <draw:enhanced-geometry svg:viewBox="0 0 21600 21600" draw:type="rectangle" draw:enhanced-path="M 0 0 L 21600 0 21600 21600 0 21600 0 0 Z N"/>
        </draw:custom-shape>
        <draw:frame draw:style-name="gr73" draw:text-style-name="P8" xml:id="id69" draw:id="id69" draw:layer="layout" svg:width="1.916cm" svg:height="0.962cm" svg:x="10.477cm" svg:y="13.711cm">
          <draw:text-box>
            <text:p><text:span text:style-name="T2">curr</text:span></text:p>
          </draw:text-box>
        </draw:frame>
        <draw:connector draw:style-name="gr74" draw:text-style-name="P9" draw:layer="layout" draw:type="line" svg:x1="11.435cm" svg:y1="14.673cm" svg:x2="11.435cm" svg:y2="15.591cm" draw:start-shape="id69" draw:start-glue-point="2" svg:d="M11435 14673v918" svg:viewBox="0 0 1 919">
          <text:p/>
        </draw:connector>
        <draw:frame draw:style-name="gr75" draw:text-style-name="P8" xml:id="id70" draw:id="id70" draw:layer="layout" svg:width="0.68cm" svg:height="0.962cm" svg:x="9.441cm" svg:y="13.711cm">
          <draw:text-box>
            <text:p><text:span text:style-name="T2">j</text:span></text:p>
          </draw:text-box>
        </draw:frame>
        <draw:connector draw:style-name="gr74" draw:text-style-name="P9" draw:layer="layout" draw:type="line" svg:x1="9.781cm" svg:y1="14.673cm" svg:x2="9.808cm" svg:y2="15.591cm" draw:start-shape="id70" draw:start-glue-point="2" svg:d="M9781 14673l27 918" svg:viewBox="0 0 28 919">
          <text:p/>
        </draw:connector>
        <draw:custom-shape draw:style-name="gr72" draw:text-style-name="P7" draw:layer="layout" svg:width="1.651cm" svg:height="1.397cm" svg:x="4.001cm" svg:y="19.563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25cm" svg:y="19.563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8cm" svg:y="19.563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19.563cm">
          <text:p text:style-name="P6">50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19.563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19.563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78cm" svg:y="19.563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19.563cm">
          <text:p text:style-name="P6">96</text:p>
          <draw:enhanced-geometry svg:viewBox="0 0 21600 21600" draw:type="rectangle" draw:enhanced-path="M 0 0 L 21600 0 21600 21600 0 21600 0 0 Z N"/>
        </draw:custom-shape>
        <draw:frame draw:style-name="gr73" draw:text-style-name="P8" xml:id="id71" draw:id="id71" draw:layer="layout" svg:width="1.916cm" svg:height="0.962cm" svg:x="12.277cm" svg:y="17.725cm">
          <draw:text-box>
            <text:p><text:span text:style-name="T2">curr</text:span></text:p>
          </draw:text-box>
        </draw:frame>
        <draw:connector draw:style-name="gr74" draw:text-style-name="P9" draw:layer="layout" draw:type="line" svg:x1="13.235cm" svg:y1="18.687cm" svg:x2="13.235cm" svg:y2="19.605cm" draw:start-shape="id71" draw:start-glue-point="2" svg:d="M13235 18687v918" svg:viewBox="0 0 1 919">
          <text:p/>
        </draw:connector>
        <draw:frame draw:style-name="gr75" draw:text-style-name="P8" xml:id="id72" draw:id="id72" draw:layer="layout" svg:width="0.68cm" svg:height="0.962cm" svg:x="11.241cm" svg:y="17.725cm">
          <draw:text-box>
            <text:p><text:span text:style-name="T2">j</text:span></text:p>
          </draw:text-box>
        </draw:frame>
        <draw:connector draw:style-name="gr74" draw:text-style-name="P9" draw:layer="layout" draw:type="line" svg:x1="11.581cm" svg:y1="18.687cm" svg:x2="11.608cm" svg:y2="19.605cm" draw:start-shape="id72" draw:start-glue-point="2" svg:d="M11581 18687l27 918" svg:viewBox="0 0 28 919">
          <text:p/>
        </draw:connector>
        <draw:custom-shape draw:style-name="gr72" draw:text-style-name="P7" draw:layer="layout" svg:width="1.651cm" svg:height="1.397cm" svg:x="4.001cm" svg:y="24.577cm">
          <text:p text:style-name="P6">17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25cm" svg:y="24.577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8cm" svg:y="24.577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24.577cm">
          <text:p text:style-name="P6">50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24.577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24.577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78cm" svg:y="24.577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24.577cm">
          <text:p text:style-name="P6">96</text:p>
          <draw:enhanced-geometry svg:viewBox="0 0 21600 21600" draw:type="rectangle" draw:enhanced-path="M 0 0 L 21600 0 21600 21600 0 21600 0 0 Z N"/>
        </draw:custom-shape>
        <draw:frame draw:style-name="gr73" draw:text-style-name="P8" xml:id="id73" draw:id="id73" draw:layer="layout" svg:width="1.916cm" svg:height="0.962cm" svg:x="13.877cm" svg:y="22.739cm">
          <draw:text-box>
            <text:p><text:span text:style-name="T2">curr</text:span></text:p>
          </draw:text-box>
        </draw:frame>
        <draw:connector draw:style-name="gr74" draw:text-style-name="P9" draw:layer="layout" draw:type="line" svg:x1="14.835cm" svg:y1="23.701cm" svg:x2="14.835cm" svg:y2="24.619cm" draw:start-shape="id73" draw:start-glue-point="2" svg:d="M14835 23701v918" svg:viewBox="0 0 1 919">
          <text:p/>
        </draw:connector>
        <draw:frame draw:style-name="gr75" draw:text-style-name="P8" xml:id="id74" draw:id="id74" draw:layer="layout" svg:width="0.68cm" svg:height="0.962cm" svg:x="12.841cm" svg:y="22.739cm">
          <draw:text-box>
            <text:p><text:span text:style-name="T2">j</text:span></text:p>
          </draw:text-box>
        </draw:frame>
        <draw:connector draw:style-name="gr74" draw:text-style-name="P9" draw:layer="layout" draw:type="line" svg:x1="13.181cm" svg:y1="23.701cm" svg:x2="13.208cm" svg:y2="24.619cm" draw:start-shape="id74" draw:start-glue-point="2" svg:d="M13181 23701l27 918" svg:viewBox="0 0 28 919">
          <text:p/>
        </draw:connector>
      </draw:page>
      <draw:page draw:name="page9" draw:style-name="dp1" draw:master-page-name="Default">
        <draw:custom-shape draw:style-name="gr72" draw:text-style-name="P7" draw:layer="layout" svg:width="1.651cm" svg:height="1.397cm" svg:x="4.001cm" svg:y="3.59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7.325cm" svg:y="3.59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8.98cm" svg:y="3.591cm">
          <text:p text:style-name="P6">50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3.59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3.59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3.59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5.678cm" svg:y="3.59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3.591cm">
          <text:p text:style-name="P6">17</text:p>
          <draw:enhanced-geometry svg:viewBox="0 0 21600 21600" draw:type="rectangle" draw:enhanced-path="M 0 0 L 21600 0 21600 21600 0 21600 0 0 Z N"/>
        </draw:custom-shape>
        <draw:frame draw:style-name="gr73" draw:text-style-name="P8" xml:id="id75" draw:id="id75" draw:layer="layout" svg:width="1.916cm" svg:height="0.962cm" svg:x="8.877cm" svg:y="1.753cm">
          <draw:text-box>
            <text:p><text:span text:style-name="T2">curr</text:span></text:p>
          </draw:text-box>
        </draw:frame>
        <draw:connector draw:style-name="gr74" draw:text-style-name="P9" draw:layer="layout" draw:type="line" svg:x1="9.835cm" svg:y1="2.715cm" svg:x2="9.835cm" svg:y2="3.633cm" draw:start-shape="id75" draw:start-glue-point="2" svg:d="M9835 2715v918" svg:viewBox="0 0 1 919">
          <text:p/>
        </draw:connector>
        <draw:frame draw:style-name="gr75" draw:text-style-name="P8" xml:id="id76" draw:id="id76" draw:layer="layout" svg:width="0.68cm" svg:height="0.962cm" svg:x="7.841cm" svg:y="1.753cm">
          <draw:text-box>
            <text:p><text:span text:style-name="T2">j</text:span></text:p>
          </draw:text-box>
        </draw:frame>
        <draw:connector draw:style-name="gr74" draw:text-style-name="P9" draw:layer="layout" draw:type="line" svg:x1="8.181cm" svg:y1="2.715cm" svg:x2="8.208cm" svg:y2="3.633cm" draw:start-shape="id76" draw:start-glue-point="2" svg:d="M8181 2715l27 918" svg:viewBox="0 0 28 919">
          <text:p/>
        </draw:connector>
        <draw:custom-shape draw:style-name="gr72" draw:text-style-name="P7" xml:id="id80" draw:id="id80" draw:layer="layout" svg:width="1.651cm" svg:height="1.397cm" svg:x="4.001cm" svg:y="8.63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xml:id="id82" draw:id="id82" draw:layer="layout" svg:width="1.651cm" svg:height="1.397cm" svg:x="7.325cm" svg:y="8.63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xml:id="id83" draw:id="id83" draw:layer="layout" svg:width="1.651cm" svg:height="1.397cm" svg:x="8.98cm" svg:y="8.631cm">
          <text:p text:style-name="P6">50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0.656cm" svg:y="8.63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8.63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8.63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xml:id="id81" draw:id="id81" draw:layer="layout" svg:width="1.651cm" svg:height="1.397cm" svg:x="5.678cm" svg:y="8.63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8.631cm">
          <text:p text:style-name="P6">17</text:p>
          <draw:enhanced-geometry svg:viewBox="0 0 21600 21600" draw:type="rectangle" draw:enhanced-path="M 0 0 L 21600 0 21600 21600 0 21600 0 0 Z N"/>
        </draw:custom-shape>
        <draw:frame draw:style-name="gr73" draw:text-style-name="P8" xml:id="id77" draw:id="id77" draw:layer="layout" svg:width="1.916cm" svg:height="0.962cm" svg:x="8.877cm" svg:y="6.793cm">
          <draw:text-box>
            <text:p><text:span text:style-name="T2">curr</text:span></text:p>
          </draw:text-box>
        </draw:frame>
        <draw:connector draw:style-name="gr74" draw:text-style-name="P9" xml:id="id79" draw:id="id79" draw:layer="layout" draw:type="line" svg:x1="9.835cm" svg:y1="7.755cm" svg:x2="9.835cm" svg:y2="8.673cm" draw:start-shape="id77" draw:start-glue-point="2" svg:d="M9835 7755v918" svg:viewBox="0 0 1 919">
          <text:p/>
        </draw:connector>
        <draw:frame draw:style-name="gr75" draw:text-style-name="P8" xml:id="id78" draw:id="id78" draw:layer="layout" svg:width="0.68cm" svg:height="0.962cm" svg:x="7.841cm" svg:y="6.793cm">
          <draw:text-box>
            <text:p><text:span text:style-name="T2">j</text:span></text:p>
          </draw:text-box>
        </draw:frame>
        <draw:connector draw:style-name="gr74" draw:text-style-name="P9" draw:layer="layout" draw:type="line" svg:x1="8.181cm" svg:y1="7.755cm" svg:x2="8.208cm" svg:y2="8.673cm" draw:start-shape="id78" draw:start-glue-point="2" svg:d="M8181 7755l27 918" svg:viewBox="0 0 28 919">
          <text:p/>
        </draw:connector>
        <draw:connector draw:style-name="gr21" draw:text-style-name="P5" draw:layer="layout" draw:type="curve" draw:line-skew="1.918cm" svg:x1="9.835cm" svg:y1="8.673cm" svg:x2="4.826cm" svg:y2="8.631cm" draw:start-shape="id79" draw:start-glue-point="3" draw:end-shape="id80" draw:end-glue-point="0" svg:d="M9835 8673c-382 0-318-285-1475-494s-3534-340-3534 452" svg:viewBox="0 0 5010 654">
          <text:p/>
        </draw:connector>
        <draw:connector draw:style-name="gr21" draw:text-style-name="P5" draw:layer="layout" draw:type="curve" svg:x1="4.826cm" svg:y1="10.028cm" svg:x2="6.503cm" svg:y2="10.028cm" draw:start-shape="id80" draw:start-glue-point="2" draw:end-shape="id81" draw:end-glue-point="2" svg:d="M4826 10028c0 789 1677 789 1677 0" svg:viewBox="0 0 1678 593">
          <text:p/>
        </draw:connector>
        <draw:connector draw:style-name="gr21" draw:text-style-name="P5" draw:layer="layout" draw:type="curve" svg:x1="8.15cm" svg:y1="10.028cm" svg:x2="9.805cm" svg:y2="10.028cm" draw:start-shape="id82" draw:start-glue-point="2" draw:end-shape="id83" draw:end-glue-point="2" svg:d="M8150 10028c0 789 1655 789 1655 0" svg:viewBox="0 0 1656 593">
          <text:p/>
        </draw:connector>
        <draw:connector draw:style-name="gr21" draw:text-style-name="P5" draw:layer="layout" draw:type="curve" svg:x1="6.503cm" svg:y1="10.028cm" svg:x2="8.15cm" svg:y2="10.028cm" draw:start-shape="id81" draw:start-glue-point="2" draw:end-shape="id82" draw:end-glue-point="2" svg:d="M6503 10028c0 789 1647 789 1647 0" svg:viewBox="0 0 1648 593">
          <text:p/>
        </draw:connector>
        <draw:custom-shape draw:style-name="gr72" draw:text-style-name="P7" xml:id="id87" draw:id="id87" draw:layer="layout" svg:width="1.651cm" svg:height="1.397cm" svg:x="4.001cm" svg:y="13.671cm">
          <text:p text:style-name="P6">50</text:p>
          <draw:enhanced-geometry svg:viewBox="0 0 21600 21600" draw:type="rectangle" draw:enhanced-path="M 0 0 L 21600 0 21600 21600 0 21600 0 0 Z N"/>
        </draw:custom-shape>
        <draw:custom-shape draw:style-name="gr72" draw:text-style-name="P7" xml:id="id89" draw:id="id89" draw:layer="layout" svg:width="1.651cm" svg:height="1.397cm" svg:x="7.325cm" svg:y="13.671cm">
          <text:p text:style-name="P6">85</text:p>
          <draw:enhanced-geometry svg:viewBox="0 0 21600 21600" draw:type="rectangle" draw:enhanced-path="M 0 0 L 21600 0 21600 21600 0 21600 0 0 Z N"/>
        </draw:custom-shape>
        <draw:custom-shape draw:style-name="gr72" draw:text-style-name="P7" xml:id="id90" draw:id="id90" draw:layer="layout" svg:width="1.651cm" svg:height="1.397cm" svg:x="8.98cm" svg:y="13.671cm">
          <text:p text:style-name="P6">96</text:p>
          <draw:enhanced-geometry svg:viewBox="0 0 21600 21600" draw:type="rectangle" draw:enhanced-path="M 0 0 L 21600 0 21600 21600 0 21600 0 0 Z N"/>
        </draw:custom-shape>
        <draw:custom-shape draw:style-name="gr72" draw:text-style-name="P7" xml:id="id91" draw:id="id91" draw:layer="layout" svg:width="1.651cm" svg:height="1.397cm" svg:x="10.656cm" svg:y="13.671cm">
          <text:p text:style-name="P6">45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2.332cm" svg:y="13.671cm">
          <text:p text:style-name="P6">31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4.009cm" svg:y="13.671cm">
          <text:p text:style-name="P6">24</text:p>
          <draw:enhanced-geometry svg:viewBox="0 0 21600 21600" draw:type="rectangle" draw:enhanced-path="M 0 0 L 21600 0 21600 21600 0 21600 0 0 Z N"/>
        </draw:custom-shape>
        <draw:custom-shape draw:style-name="gr72" draw:text-style-name="P7" xml:id="id88" draw:id="id88" draw:layer="layout" svg:width="1.651cm" svg:height="1.397cm" svg:x="5.678cm" svg:y="13.671cm">
          <text:p text:style-name="P6">63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1.651cm" svg:height="1.397cm" svg:x="15.685cm" svg:y="13.671cm">
          <text:p text:style-name="P6">17</text:p>
          <draw:enhanced-geometry svg:viewBox="0 0 21600 21600" draw:type="rectangle" draw:enhanced-path="M 0 0 L 21600 0 21600 21600 0 21600 0 0 Z N"/>
        </draw:custom-shape>
        <draw:frame draw:style-name="gr73" draw:text-style-name="P8" xml:id="id84" draw:id="id84" draw:layer="layout" svg:width="1.916cm" svg:height="0.962cm" svg:x="10.577cm" svg:y="11.833cm">
          <draw:text-box>
            <text:p><text:span text:style-name="T2">curr</text:span></text:p>
          </draw:text-box>
        </draw:frame>
        <draw:connector draw:style-name="gr74" draw:text-style-name="P9" xml:id="id86" draw:id="id86" draw:layer="layout" draw:type="line" svg:x1="11.535cm" svg:y1="12.795cm" svg:x2="11.535cm" svg:y2="13.713cm" draw:start-shape="id84" draw:start-glue-point="2" svg:d="M11535 12795v918" svg:viewBox="0 0 1 919">
          <text:p/>
        </draw:connector>
        <draw:frame draw:style-name="gr75" draw:text-style-name="P8" xml:id="id85" draw:id="id85" draw:layer="layout" svg:width="0.68cm" svg:height="0.962cm" svg:x="9.541cm" svg:y="11.833cm">
          <draw:text-box>
            <text:p><text:span text:style-name="T2">j</text:span></text:p>
          </draw:text-box>
        </draw:frame>
        <draw:connector draw:style-name="gr74" draw:text-style-name="P9" draw:layer="layout" draw:type="line" svg:x1="9.881cm" svg:y1="12.795cm" svg:x2="9.908cm" svg:y2="13.713cm" draw:start-shape="id85" draw:start-glue-point="2" svg:d="M9881 12795l27 918" svg:viewBox="0 0 28 919">
          <text:p/>
        </draw:connector>
        <draw:connector draw:style-name="gr21" draw:text-style-name="P5" draw:layer="layout" draw:type="curve" draw:line-skew="2.665cm" svg:x1="11.535cm" svg:y1="13.713cm" svg:x2="4.826cm" svg:y2="13.671cm" draw:start-shape="id86" draw:start-glue-point="3" draw:end-shape="id87" draw:end-glue-point="0" svg:d="M11535 13713c-537 0-447-285-1990-494s-4719-340-4719 452" svg:viewBox="0 0 6710 654">
          <text:p/>
        </draw:connector>
        <draw:connector draw:style-name="gr21" draw:text-style-name="P5" draw:layer="layout" draw:type="curve" svg:x1="4.826cm" svg:y1="15.068cm" svg:x2="6.503cm" svg:y2="15.068cm" draw:start-shape="id87" draw:start-glue-point="2" draw:end-shape="id88" draw:end-glue-point="2" svg:d="M4826 15068c0 789 1677 789 1677 0" svg:viewBox="0 0 1678 593">
          <text:p/>
        </draw:connector>
        <draw:connector draw:style-name="gr21" draw:text-style-name="P5" draw:layer="layout" draw:type="curve" svg:x1="8.15cm" svg:y1="15.068cm" svg:x2="9.805cm" svg:y2="15.068cm" draw:start-shape="id89" draw:start-glue-point="2" draw:end-shape="id90" draw:end-glue-point="2" svg:d="M8150 15068c0 789 1655 789 1655 0" svg:viewBox="0 0 1656 593">
          <text:p/>
        </draw:connector>
        <draw:connector draw:style-name="gr21" draw:text-style-name="P5" draw:layer="layout" draw:type="curve" svg:x1="6.503cm" svg:y1="15.068cm" svg:x2="8.15cm" svg:y2="15.068cm" draw:start-shape="id88" draw:start-glue-point="2" draw:end-shape="id89" draw:end-glue-point="2" svg:d="M6503 15068c0 789 1647 789 1647 0" svg:viewBox="0 0 1648 593">
          <text:p/>
        </draw:connector>
        <draw:connector draw:style-name="gr21" draw:text-style-name="P5" draw:layer="layout" draw:type="curve" svg:x1="9.805cm" svg:y1="15.068cm" svg:x2="11.481cm" svg:y2="15.068cm" draw:start-shape="id90" draw:start-glue-point="2" draw:end-shape="id91" draw:end-glue-point="2" svg:d="M9805 15068c0 789 1676 789 1676 0" svg:viewBox="0 0 1677 5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7:30:33.496451383</meta:creation-date>
    <dc:date>2019-09-17T08:07:49.006165309</dc:date>
    <meta:editing-duration>PT55S</meta:editing-duration>
    <meta:editing-cycles>3</meta:editing-cycles>
    <meta:generator>LibreOffice/6.2.6.2$Linux_X86_64 LibreOffice_project/20$Build-2</meta:generator>
    <meta:document-statistic meta:object-count="594"/>
  </office:meta>
</office:document-meta>
</file>